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4.108cm"/>
    </style:style>
    <style:style style:name="co4" style:family="table-column">
      <style:table-column-properties fo:break-before="auto" style:column-width="18.39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4.237cm"/>
    </style:style>
    <style:style style:name="co9" style:family="table-column">
      <style:table-column-properties fo:break-before="auto" style:column-width="16.729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02cm solid #000000" fo:background-color="#cccccc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ff3333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b2b2b2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0.002cm solid #000000"/>
      <style:text-properties style:font-name="Liberation Sans" fo:font-size="12pt" fo:font-weight="normal" style:font-name-asian="DejaVu Sans" style:font-size-asian="12pt" style:font-weight-asian="normal" style:font-name-complex="Lohit Hindi" style:font-size-complex="12pt" style:font-weight-complex="normal"/>
    </style:style>
    <style:style style:name="ce18" style:family="table-cell" style:parent-style-name="Default">
      <style:table-cell-properties fo:border-bottom="0.002cm solid #000000" fo:background-color="#b2b2b2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USER_CENTER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ce6"/>
        <table:table-column table:style-name="co4" table:default-cell-style-name="ce19"/>
        <table:table-column table:style-name="co5" table:number-columns-repeated="1020" table:default-cell-style-name="ce6"/>
        <table:table-row table:style-name="ro1">
          <table:table-cell table:style-name="ce1" office:value-type="string" table:number-columns-spanned="2" table:number-rows-spanned="1">
            <text:p>USER_CENTER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>
            <text:p>user(用户表，存储用户基本信息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email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passwor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1: 普通, 2: 管理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1: 正常, 2: 删除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tel</text:p>
          </table:table-cell>
          <table:table-cell table:style-name="ce12" office:value-type="string">
            <text:p>char</text:p>
          </table:table-cell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real_info(用户真实信息, 所有正式的风先生都会在这张表中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gravatar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头像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1" office:value-type="string">
            <text:p>住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num</text:p>
          </table:table-cell>
          <table:table-cell table:style-name="ce11"/>
          <table:table-cell table:style-name="ce15"/>
          <table:table-cell table:style-name="ce21" office:value-type="string">
            <text:p>身份证号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images</text:p>
          </table:table-cell>
          <table:table-cell table:style-name="ce11"/>
          <table:table-cell table:style-name="ce15"/>
          <table:table-cell table:style-name="ce21" office:value-type="string">
            <text:p>身份证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l_na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bann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被拉黑名单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authenticat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被取消认证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working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worktime（风先生工作时间段）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workti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168个01字符串,表示7X24小时的工作状态(1表示工作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pply_deliver（风先生申请信息表）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tel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province</text:p>
          </table:table-cell>
          <table:table-cell table:style-name="ce11"/>
          <table:table-cell table:style-name="ce15"/>
          <table:table-cell table:style-name="ce21" office:value-type="string">
            <text:p>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rovince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1"/>
          <table:table-cell table:style-name="ce15"/>
          <table:table-cell table:style-name="ce21" office:value-type="string">
            <text:p>市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/>
          <table:table-cell table:style-name="ce15"/>
          <table:table-cell table:style-name="ce21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1"/>
          <table:table-cell table:style-name="ce15"/>
          <table:table-cell table:style-name="ce21" office:value-type="string">
            <text:p>街道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qq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1" office:value-type="string">
            <text:p>完整的地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irthday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how_long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工作年限, 1: 1年以内, 2: 1～2年, 3: 2年以上, 4: 我是本地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ehicl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交通工具, 1 有电动车, 2 有摩托车, 3 有自行车, 4 有私家车, 5 暂时没有 有需要可以购买, 6 没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xperienc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工作经验, 1 送过餐点, 2 送过快递, 3 无相关经验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ource</text:p>
          </table:table-cell>
          <table:table-cell table:style-name="ce11" office:value-type="string">
            <text:p>char</text:p>
          </table:table-cell>
          <table:table-cell table:style-name="ce15" office:value-type="string">
            <text:p>deliver_market_link</text:p>
          </table:table-cell>
          <table:table-cell table:style-name="ce21" office:value-type="string">
            <text:p>申请风先生的渠道来源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heck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确认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</text:p>
          </table:table-cell>
          <table:table-cell table:style-name="ce11"/>
          <table:table-cell table:style-name="ce15"/>
          <table:table-cell table:style-name="ce21" office:value-type="string">
            <text:p>备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channel(风先生推广渠道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 office:value-type="string">
            <text:p>渠道名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rket_user(风先生市场推广人员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 office:value-type="string">
            <text:p>市场推广人员姓名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rket_link(风先生推广链接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market_user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market_user</text:p>
          </table:table-cell>
          <table:table-cell table:style-name="ce21" office:value-type="string">
            <text:p>推广人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hannel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channel</text:p>
          </table:table-cell>
          <table:table-cell table:style-name="ce21" office:value-type="string">
            <text:p>推广渠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in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推广链接(推广人员+推广渠道-&gt;生成唯一推广链接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nage(风先生状态操作记录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operation_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操作类型：1 <text:s/>拉黑名单; 2 <text:s/>取消拉黑; <text:s/>3 <text:s/>取消认证; <text:s/>4 恢复认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操作原因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recruit(风招募执行记录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creator_id</text:p>
          </table:table-cell>
          <table:table-cell table:style-name="ce11" office:value-type="string">
            <text:p>int</text:p>
          </table:table-cell>
          <table:table-cell table:style-name="ce15" office:value-type="string">
            <text:p>user</text:p>
          </table:table-cell>
          <table:table-cell table:style-name="ce21" office:value-type="string">
            <text:p>任务执行人i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_na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执行人姓名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_tel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images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上传的照片, 是一个JSON数组字符串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mount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张贴海报数量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状态: <text:s/>1 <text:s/>checking; <text:s/>2 <text:s/>allow; <text:s text:c="2"/>4 den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执行所在区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at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1" office:value-type="string">
            <text:p>任务执行所在地维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ng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1" office:value-type="string">
            <text:p>任务执行所在地经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geohash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地理位置哈希值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备注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审核拒绝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token(用户令牌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<text:s/>用户(外键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应用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nten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内容/值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xpire_time</text:p>
          </table:table-cell>
          <table:table-cell table:style-name="ce12" office:value-type="string">
            <text:p><text:s/>datetime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令牌过期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deliver_image(风先生个人照片信息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整体照片信息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vatar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vatar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vatar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审核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审核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health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health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审核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ealth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<text:span text:style-name="T1">profile</text:span>(每次用户通过手机号+验证码登陆风先生客户端, 都会检查profile, 若不存在user_id + app_id 的记录, 就新建一条记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应用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用户(外键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格式： user&lt;user_id&gt;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irthday</text:p>
          </table:table-cell>
          <table:table-cell table:style-name="ce11" office:value-type="string">
            <text:p><text:s/>dat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生日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nder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性别 0:unknown 1:male 2:fema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el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电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untr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国家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t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州或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市或县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街道或详细地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nterests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兴趣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ge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年龄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ype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ann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是否被拉黑名单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authenticat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是否被取消认证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tus</text:p>
          </table:table-cell>
          <table:table-cell table:style-name="ce12" office:value-type="string">
            <text:p><text:s/>smallint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_CENTER" table:style-name="ta1" table:print="false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020" table:default-cell-style-name="ce6"/>
        <table:table-row table:style-name="ro2">
          <table:table-cell table:style-name="ce2" office:value-type="string">
            <text:p>device(终端设备信息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device 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a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mac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ei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imei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del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s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os版本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om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rom版本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s_root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是否越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latfor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设备平台(ios,androi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<text:s/>是否删除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vice_app_relation(终端设备和应用的绑定关系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vice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device(id)</text:p>
          </table:table-cell>
          <table:table-cell table:style-name="ce24" office:value-type="string">
            <text:p><text:s/>设备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所属App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的App上登录的用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App版本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<text:s/>是否删除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AREA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MALL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AY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ORDER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2014／08／11</text:date>, <text:time>01:36:1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谷宇 孙</meta:initial-creator>
    <meta:creation-date>2014-08-10T12:06:06</meta:creation-date>
    <dc:date>2014-08-11T01:36:16</dc:date>
    <dc:creator>谷宇 孙</dc:creator>
    <meta:editing-duration>PT13H20M58S</meta:editing-duration>
    <meta:editing-cycles>23</meta:editing-cycles>
    <meta:generator>OpenOffice/4.1.0$Linux OpenOffice.org_project/410m18$Build-9764</meta:generator>
    <meta:document-statistic meta:table-count="7" meta:cell-count="509" meta:object-count="0"/>
  </office:meta>
</office:document-meta>
</file>